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91a" officeooo:paragraph-rsid="0010091a"/>
    </style:style>
    <style:style style:name="P2" style:family="paragraph" style:parent-style-name="Standard">
      <style:text-properties style:text-underline-style="none" officeooo:rsid="0010091a" officeooo:paragraph-rsid="0010091a"/>
    </style:style>
    <style:style style:name="P3" style:family="paragraph" style:parent-style-name="Standard">
      <style:text-properties fo:font-style="italic" style:text-underline-style="none" officeooo:rsid="0010091a" officeooo:paragraph-rsid="0010091a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10091a" officeooo:paragraph-rsid="0010091a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amen de Montaje y Mantenimiento. <text:s text:c="60"/>Duración : 30 minutos</text:span></text:p>
      <text:p text:style-name="P2"/>
      <text:p text:style-name="P2">Nombre del alumn@:</text:p>
      <text:p text:style-name="P2"/>
      <text:p text:style-name="P2">Pregunta 1: <text:span text:style-name="T2">¿Cuál es la diferencia entre Análogico y Digital? (8 puntos)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Horizontal_20_Line"/>
      <text:p text:style-name="P4">Pregunta 2: <text:span text:style-name="T2">¿Qué es una señal? (2 puntos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09:16:20.475969933</meta:creation-date>
    <dc:date>2020-01-31T09:27:35.479880560</dc:date>
    <meta:editing-duration>PT11M17S</meta:editing-duration>
    <meta:editing-cycles>1</meta:editing-cycles>
    <meta:document-statistic meta:table-count="0" meta:image-count="0" meta:object-count="0" meta:page-count="1" meta:paragraph-count="4" meta:word-count="32" meta:character-count="247" meta:non-whitespace-character-count="159"/>
    <meta:generator>LibreOffice/6.3.4.2$Linux_X86_64 LibreOffice_project/30$Build-2</meta:generator>
  </office:meta>
</office:document-meta>
</file>